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989*"/>
    </style:style>
    <style:style style:name="Table1.B" style:family="table-column">
      <style:table-column-properties style:column-width="0.556cm" style:rel-column-width="315*"/>
    </style:style>
    <style:style style:name="Table1.C" style:family="table-column">
      <style:table-column-properties style:column-width="0.557cm" style:rel-column-width="316*"/>
    </style:style>
    <style:style style:name="Table1.E" style:family="table-column">
      <style:table-column-properties style:column-width="0.566cm" style:rel-column-width="321*"/>
    </style:style>
    <style:style style:name="Table1.F" style:family="table-column">
      <style:table-column-properties style:column-width="0.547cm" style:rel-column-width="310*"/>
    </style:style>
    <style:style style:name="Table1.G" style:family="table-column">
      <style:table-column-properties style:column-width="0.575cm" style:rel-column-width="326*"/>
    </style:style>
    <style:style style:name="Table1.H" style:family="table-column">
      <style:table-column-properties style:column-width="0.538cm" style:rel-column-width="305*"/>
    </style:style>
    <style:style style:name="Table1.I" style:family="table-column">
      <style:table-column-properties style:column-width="0.584cm" style:rel-column-width="331*"/>
    </style:style>
    <style:style style:name="Table1.J" style:family="table-column">
      <style:table-column-properties style:column-width="0.529cm" style:rel-column-width="300*"/>
    </style:style>
    <style:style style:name="Table1.K" style:family="table-column">
      <style:table-column-properties style:column-width="0.577cm" style:rel-column-width="327*"/>
    </style:style>
    <style:style style:name="Table1.L" style:family="table-column">
      <style:table-column-properties style:column-width="0.422cm" style:rel-column-width="239*"/>
    </style:style>
    <style:style style:name="Table1.M" style:family="table-column">
      <style:table-column-properties style:column-width="0.702cm" style:rel-column-width="398*"/>
    </style:style>
    <style:style style:name="Table1.N" style:family="table-column">
      <style:table-column-properties style:column-width="0.531cm" style:rel-column-width="301*"/>
    </style:style>
    <style:style style:name="Table1.O" style:family="table-column">
      <style:table-column-properties style:column-width="0.609cm" style:rel-column-width="345*"/>
    </style:style>
    <style:style style:name="Table1.P" style:family="table-column">
      <style:table-column-properties style:column-width="0.504cm" style:rel-column-width="286*"/>
    </style:style>
    <style:style style:name="Table1.Q" style:family="table-column">
      <style:table-column-properties style:column-width="0.617cm" style:rel-column-width="350*"/>
    </style:style>
    <style:style style:name="Table1.R" style:family="table-column">
      <style:table-column-properties style:column-width="0.496cm" style:rel-column-width="281*"/>
    </style:style>
    <style:style style:name="Table1.S" style:family="table-column">
      <style:table-column-properties style:column-width="0.61cm" style:rel-column-width="346*"/>
    </style:style>
    <style:style style:name="Table1.T" style:family="table-column">
      <style:table-column-properties style:column-width="0.908cm" style:rel-column-width="515*"/>
    </style:style>
    <style:style style:name="Table1.U" style:family="table-column">
      <style:table-column-properties style:column-width="0.314cm" style:rel-column-width="178*"/>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9"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Heading_20_1">
      <style:paragraph-properties fo:line-height="150%" fo:break-before="page"/>
      <style:text-properties fo:font-size="14pt" style:font-size-asian="14pt"/>
    </style:style>
    <style:style style:name="P18" style:family="paragraph" style:parent-style-name="Text_20_body_20_indent">
      <style:paragraph-properties fo:line-height="150%"/>
    </style:style>
    <style:style style:name="P19" style:family="paragraph" style:parent-style-name="Standard">
      <style:paragraph-properties fo:margin-left="0cm" fo:margin-right="0cm" fo:line-height="150%" fo:text-align="justify" style:justify-single-word="false" fo:text-indent="1.249cm" style:auto-text-indent="fals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607cm" fo:margin-right="0cm" fo:line-height="150%" fo:text-indent="0.021cm" style:auto-text-indent="false"/>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Heading_20_6">
      <style:paragraph-properties fo:line-height="150%" style:snap-to-layout-grid="false"/>
    </style:style>
    <style:style style:name="P30" style:family="paragraph" style:parent-style-name="Contents_20_1">
      <style:paragraph-properties style:snap-to-layout-grid="false"/>
      <style:text-properties fo:language="pt" fo:country="BR"/>
    </style:style>
    <style:style style:name="P31" style:family="paragraph" style:parent-style-name="Standard">
      <style:paragraph-properties fo:line-height="150%" fo:text-align="center" style:justify-single-word="false" style:snap-to-layout-grid="false"/>
      <style:text-properties fo:language="pt" fo:country="BR"/>
    </style:style>
    <style:style style:name="P32" style:family="paragraph" style:parent-style-name="Standard">
      <style:paragraph-properties fo:line-height="150%" fo:text-align="center" style:justify-single-word="false" style:snap-to-layout-grid="false"/>
    </style:style>
    <style:style style:name="P33" style:family="paragraph" style:parent-style-name="Contents_20_1">
      <style:paragraph-properties fo:text-align="center" style:justify-single-word="false" style:snap-to-layout-grid="false"/>
    </style:style>
    <style:style style:name="P34" style:family="paragraph" style:parent-style-name="Standard">
      <style:paragraph-properties fo:line-height="150%" fo:text-align="center" style:justify-single-word="false" style:snap-to-layout-grid="false"/>
      <style:text-properties fo:color="#ffffff" fo:language="pt" fo:country="BR"/>
    </style:style>
    <style:style style:name="P35" style:family="paragraph" style:parent-style-name="Heading_20_1">
      <style:paragraph-properties fo:margin-top="4.022cm" fo:margin-bottom="0cm"/>
      <style:text-properties fo:font-size="14pt" style:font-size-asian="14pt"/>
    </style:style>
    <style:style style:name="P36" style:family="paragraph" style:parent-style-name="Heading_20_1">
      <style:paragraph-properties fo:margin-top="4.022cm" fo:margin-bottom="0cm" fo:break-before="page"/>
      <style:text-properties fo:font-size="14pt" style:font-size-asian="14pt"/>
    </style:style>
    <style:style style:name="P37"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text-transform="uppercase" fo:font-size="14pt" style:font-size-asian="14pt"/>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style:font-name="Times New Roman" fo:font-style="normal" style:font-style-asian="normal"/>
    </style:style>
    <style:style style:name="T5" style:family="text">
      <style:text-properties style:font-name="Times New Roman" fo:font-style="normal" fo:font-weight="normal" style:font-style-asian="normal" style:font-weight-asian="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Times New Roman" fo:font-weight="bold" style:font-name-asian="Times New Roman" style:font-weight-asian="bold" style:font-name-complex="Times New Roman" style:font-weight-complex="bold"/>
    </style:style>
    <style:style style:name="T13"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35cm" text:min-label-width="0.63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Desenvolvimento e Implementação de uma Biblioteca e de um Conjunto de Ferramentas que Ofereça suporte à Criação de Novos Emuladores de Forma Modular</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text:span text:style-name="T1">D</text:span><text:span text:style-name="T2">ados</text:span><text:span text:style-name="T1"> </text:span><text:span text:style-name="T2">de </text:span><text:span text:style-name="T1">i</text:span><text:span text:style-name="T2">dentificação</text:span></text:h>
      <text:p text:style-name="P7"/>
      <text:p text:style-name="P7"/>
      <text:h text:style-name="P10" text:outline-level="4">Área de Estudo: Emuladores</text:h>
      <text:p text:style-name="P11"/>
      <text:h text:style-name="P12" text:outline-level="4"><text:span text:style-name="T3">Título provisório do trabalho</text:span>: Desenvolvimento e Implementação de uma Biblioteca e de um Conjunto de Ferramentas que Ofereça suporte à Criação de Novos Emuladores de Forma Modular</text:h>
      <text:p text:style-name="P13"/>
      <text:h text:style-name="P14" text:outline-level="2"><text:span text:style-name="T4">Orientador(a)</text:span><text:span text:style-name="T5">: Delfim Luiz Torok</text:span></text:h>
      <text:p text:style-name="P7"/>
      <text:h text:style-name="P14" text:outline-level="2"><text:span text:style-name="T4">Identificação do aluno</text:span><text:span text:style-name="T5">:</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17" text:outline-level="1">Resumo</text:h>
      <text:p text:style-name="P7"/>
      <text:p text:style-name="P7"/>
      <text:p text:style-name="P18">Com o crescimento do mercado de dispositivos portáveis, do aumento do número de video-games e do consumo de ferramentas de virualização, o uso de emuladores tem crescido e se tornado imprescindível no mercado atual. No entanto, não existe um conjunto de ferramentas nem de regras para este desenvolvimento e, assim, o desenvolvimento de novos emuladores geralmente é demorado e custoso, e os programadores são muitas vezes forçados a reescrever muito código que poderia ser reaproveitado.</text:p>
      <text:p text:style-name="P18"/>
      <text:p text:style-name="P18">Assim, este trabalho objetiva suprir esta necessidade, através do desenvolvimento de uma biblioteca e de ferramentas que auxiliem neste desenvolvimento e facilitem a vida do programador, tornando seu trabalho mais simples, mais rápido e, desta forma, mais rentável.</text:p>
      <text:h text:style-name="P17" text:outline-level="1">Referencial Conceitual</text:h>
      <text:p text:style-name="P7"/>
      <text:p text:style-name="P7"/>
      <text:p text:style-name="P19">Um <text:span text:style-name="T6">emulador</text:span> é um programa de computador que simula o comportamento de uma arquitetura computacional, de modo que um software escrito para uma plataforma possa ser executado em outra. A Sociedade Britânica de Computação (<text:span text:style-name="T7">British Computer Society)</text:span> dá a seguinte definição: “Emulação é uma forma precisa de simulação que imita exatamente o comportamento ou as circunstâncias que se estão simulando. Um emulador permite que um tipo de computador opere como se fosse um tipo diferente de computador” (BURDETT, 1998).</text:p>
      <text:p text:style-name="P19"/>
      <text:p text:style-name="P19">Neste respeito, um emulador lembra bastante uma máquina virtual como a Máquina Virtual Java, derivado do inglês Java Virtual Machine (JVM). No caso do java, o código escrito em java é compilado para um <text:span text:style-name="T7">bytecode</text:span><text:span text:style-name="T7"><text:note text:id="ftn1" text:note-class="footnote"><text:note-citation>1</text:note-citation><text:note-body><text:p text:style-name="Footnote">Conjunto de bytes <text:s/>interpretáveis por uma máquina virtual. Do inglês byte + código (<text:span text:style-name="T8">code).</text:span></text:p></text:note-body></text:note></text:span> independente de sistema operacional, que não será executado diretamente pelo processador, mas através de um interpretador. Um emulador funciona de forma semelhante, com a diferença que ele não busca interpretar um código <text:span text:style-name="T7">bytecode</text:span> de uma linguagem criada especificamente para um interpretador, mas sim um código executável escrito para uma plataforma existente, diferente daquela na qual se está usando o emulador (LINDHOLM, 1999).</text:p>
      <text:p text:style-name="P19"/>
      <text:p text:style-name="P19">Um exemplo de emulador é o Basilisk II. O Basilisk II é um emulador que emula um computador Macintosh da série 68k, produzido pela Apple Computer de 1984 a 1998, em uma série de plataformas e sistemas operacionais diferentes, como Windows, Linux, BeOS<text:note text:id="ftn3" text:note-class="footnote"><text:note-citation>2</text:note-citation><text:note-body><text:p text:style-name="Footnote">Sistema operacional produzido pela Be Inc., de 1991 a 2000, ainda em uso.</text:p></text:note-body></text:note> e o MacOS X<text:note text:id="ftn4" text:note-class="footnote"><text:note-citation>3</text:note-citation><text:note-body><text:p text:style-name="Footnote">Sistema operacional produzido pela Apple Computer a partir de 2001.</text:p></text:note-body></text:note>. Desta forma, é possível utilizar um PC rodando Windows como se fosse um Macintosh rodando o sistema operacional MacOS 8, que era um dos sistemas operacionais usados pelo Macintosh da série 68k (BAUER, 2006). Mas é claro que, para isto, o usuário deve possuir o MacOS 8 – o emulador emula apenas o hardware, não o software.</text:p>
      <text:p text:style-name="P19"/>
      <text:p text:style-name="P19">Os emuladores são usados para diferentes fins hoje em dia:</text:p>
      <text:p text:style-name="P19"/>
      <text:list text:style-name="L2">
        <text:list-item>
          <text:p text:style-name="P20">Uma das principais utilidades dos emuladores é facilitar o desenvolvimento de programas para plataformas que não possuem um compilador, ou nas quais seria muito difícil o desenvolviment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usar aplicações em uma plataforma diferente da que se está sendo executada. Assim, um usuário pode utilizar um software escrito para Windows em seu Mac. Um exemplos deste tipo de emulador é o QEMU, “um emulador de processador genérico e de fonte aberto que atinge uma boa velocidade de emulação usando tradução dinâmica” (BALLARD, 2006);</text:p>
        </text:list-item>
        <text:list-item>
          <text:p text:style-name="P20">Um terceiro uso que vem crescendo muito é o uso de emuladores para se emular a própria plataforma onde o emulador está rodando. Para este tipo de emulação geralmente se usa uma técnica chamada de virtualização,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s deste tipo de software é o VMWare, que é um programa especializado na virtualização de computadores PC.</text:p>
          <text:p text:style-name="P20"/>
        </text:list-item>
      </text:list>
      <text:p text:style-name="P19"/>
      <text:h text:style-name="P21" text:outline-level="1">Motivação</text:h>
      <text:p text:style-name="P19"/>
      <text:p text:style-name="P19"/>
      <text:p text:style-name="P19">O desenvolvimento de um novo emulador é feito de forma modular. O desenvolvedor que está escrevendo o emulador precisa conhecer muito bem a plataforma de origem (a que está se tentando emular), bem como ter um bom conhecimento da plataforma de destino (onde o emulador será usado). É necessário desenvolver a emulação de cada um dos componentes da plataforma de origem. Isto significa que o programador deve desenvolver um módulo que emule uma CPU<text:note text:id="ftn0" text:note-class="footnote"><text:note-citation>4</text:note-citation><text:note-body><text:p text:style-name="Footnote">Microprocessador, ou Unidade de Processamento Central. Do inglês <text:span text:style-name="T7">Central Processing Unit</text:span><text:span text:style-name="T8">.</text:span></text:p></text:note-body></text:note>, um módulo que emule a placa de vídeo, um módulo que emule a memória, e assim por diante. Depois, estes módulos são unificados, resultando assim na emulação da plataforma completa.</text:p>
      <text:p text:style-name="P19"/>
      <text:p text:style-name="P19">É importante notar que o programador não precisa necessariamente ter conhecimento interno dos componentes que se deseja emular. A preocupação dele não é com o funcionamento interno do componente, mas sim com seu comportamento. Se um programador desenvolver a emulação da operação ADD<text:note text:id="ftn2" text:note-class="footnote"><text:note-citation>5</text:note-citation><text:note-body><text:p text:style-name="Footnote">Instrução <text:span text:style-name="T7">assembly</text:span> geralmente usada para somar dois números. Do inglês add (soma).</text:p></text:note-body></text:note> de um certo microprocessador, ele não precisa conhecer a forma como isto é feito internamente pelo chip, mas sim saber que se a instrução equivalente à soma acrescentado de dois números for inserida na CPU, o resultado será armazenar a soma destes em um determinado registrador, consumindo um certo número de ciclos de <text:span text:style-name="T7">clock</text:span><text:span text:style-name="T7"><text:note text:id="ftn5" text:note-class="footnote"><text:note-citation>6</text:note-citation><text:note-body><text:p text:style-name="Footnote">Sinal eletrônico digital usado para sincronizar as ações de dois ou mais circuitos.</text:p></text:note-body></text:note></text:span> (BARRIO, 2001).</text:p>
      <text:p text:style-name="P19"/>
      <text:p text:style-name="P19">O desenvolvimento de um emulador pode ser uma tarefa desafiadora, e em geral os desenvolvedores são obrigados a encarar uma série de dificuldades, tais como:</text:p>
      <text:p text:style-name="P19"/>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text:p>
        </text:list-item>
        <text:list-item>
          <text:p text:style-name="P22">O programador precisa não apenas conhecer a plataforma de origem (que se vai emular) mas também a de destino (onde o emulador será executado), resultando assim no dobro de pesquisa;</text:p>
        </text:list-item>
        <text:list-item>
          <text:p text:style-name="P22">Como muitas das atividades que o emulador executa na plataforma de destino não são padronizadas, geralmente o emulador não é portável, a não ser que o programador mantenha a portabilidade em mente desde o início;</text:p>
        </text:list-item>
        <text:list-item>
          <text:p text:style-name="P22">Existem certas operações que são padrão para todos os emuladores. Por exemplo, todos os computadores acessam algum tipo de memória RAM<text:note text:id="ftn6" text:note-class="footnote"><text:note-citation>7</text:note-citation><text:note-body><text:p text:style-name="Footnote">Memória de Acesso Aleatório. Do inglês <text:span text:style-name="T7">Random Access Memory</text:span><text:span text:style-name="T8">.</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criar algum tipo de <text:span text:style-name="T7">debugger</text:span><text:span text:style-name="T7"><text:note text:id="ftn8" text:note-class="footnote"><text:note-citation>8</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8">debugger</text:span> pode ser, às vezes, tão ou mais complexo que o desenvolvimento do próprio microprocessador;</text:p>
        </text:list-item>
        <text:list-item>
          <text:p text:style-name="P22">Muitos algoritmos são padrão para a maioria dos emuladores, mas precisam ser reimplementados para cada emuladores. Exemplo disso é o uso de filtros gráficos, que permitem que o usuário tenha uma visão melhorada da saída de vídeo da plataforma que está sendo emulada (no caso de emuladores de <text:span text:style-name="T9">computadores portáteis</text:span>, por exemplo, o usuário muitas vezes geralmente deseja que a saída de vídeo do emulador seja maior do que a saída de vídeo do próprio <text:span text:style-name="T8">computador portátil</text:span>).</text:p>
        </text:list-item>
      </text:list>
      <text:p text:style-name="P19"/>
      <text:p text:style-name="P19">É a estes problemas que este trabalho se dirige, buscando uma forma de identificar as tarefas que são padrão para todos os emuladores, e desenvolvendo e implementando uma biblioteca<text:note text:id="ftn10" text:note-class="footnote"><text:note-citation>9</text:note-citation><text:note-body><text:p text:style-name="Footnote">Coleção auxiliar de funções que fornecem serviços a um programa independente.</text:p></text:note-body></text:note> e ferramentas que padronizem e facilitem este desenvolvimento.</text:p>
      <text:h text:style-name="P23" text:outline-level="1">Objetivos</text:h>
      <text:p text:style-name="P3"/>
      <text:p text:style-name="P7"/>
      <text:p text:style-name="P7"><text:tab/><text:span text:style-name="T10">Objetivo geral</text:span></text:p>
      <text:p text:style-name="P7"><text:tab/>Este trabalho objetiva projetar, desenvolver e implementar uma biblioteca e um conjunto de ferramentas que ofereça suporte à criação de novos emuladores, facilitando a programação de emuladores de forma modular e reaproveitável.</text:p>
      <text:p text:style-name="P7"/>
      <text:p text:style-name="P7"><text:tab/><text:span text:style-name="T10">Objetivos específicos</text:span></text:p>
      <text:list text:style-name="L4">
        <text:list-item>
          <text:p text:style-name="P24">Estudo sobre o modelo de desenvolvimento e implementação atual de emuladores, visando compreender sua forma de funcionamento e identificar as atividades padrão.</text:p>
        </text:list-item>
        <text:list-item>
          <text:p text:style-name="P24">Estudo dos problemas e dificuldades encontradas no modelo tradicional de desenvolvimento de emuladores.</text:p>
        </text:list-item>
        <text:list-item>
          <text:p text:style-name="P24">Elaboração, a partir dos estudos anteriores, de uma metodologia de implementação que possa unificar as atividades padrão através do uso de ferramentas auxiliares e bibliotecas.</text:p>
        </text:list-item>
        <text:list-item>
          <text:p text:style-name="P24">Definição das ferramentas a serem implementadas, bem como de uma API<text:note text:id="ftn7" text:note-class="footnote"><text:note-citation>10</text:note-citation><text:note-body><text:p text:style-name="Footnote">Interface de Programação de Aplicativos: conjunto de funções de uma biblioteca sobre o qual o programador pode implementar um aplicativo. Do inglês <text:span text:style-name="T7">Application Programming Interface.</text:span></text:p></text:note-body></text:note> que centralize as operações padrão e ofereça uma <text:span text:style-name="T8">interface gráfica</text:span><text:span text:style-name="T8"><text:note text:id="ftn9" text:note-class="footnote"><text:note-citation>11</text:note-citation><text:note-body><text:p text:style-name="Footnote">Método de interação com o computador através de manipulação direta de imagens gráficas e controles, em adição ao texto.</text:p></text:note-body></text:note></text:span><text:span text:style-name="T8">.</text:span></text:p>
        </text:list-item>
        <text:list-item>
          <text:p text:style-name="P25">Implementação da biblioteca e das ferramentas.</text:p>
        </text:list-item>
        <text:list-item>
          <text:p text:style-name="P25">Desenvolvimento e implementação de um emulador de arquitetura relativamente simples, de modo a testar a biblioteca e as ferramentas desenvolvidas.</text:p>
        </text:list-item>
        <text:list-item>
          <text:p text:style-name="P25">Apresentação do trabalho à banca avaliadora.</text:p>
        </text:list-item>
      </text:list>
      <text:h text:style-name="P17" text:outline-level="1">Metodologia</text:h>
      <text:p text:style-name="P7"/>
      <text:p text:style-name="P7"/>
      <text:p text:style-name="P18">No sentido de alcançar os objetivos propostos para este trabalho, se fará, além do projeto, o desenvolvimento e a implementação da biblioteca e das ferramentas propostas, bem como de um software que faça uso destas ferramentas, de modo a poder avaliar a viabilidade da solução proposta, bem como os problemas encontrados. Para tal, divide-se o trabalho nas etapas relacionadas:</text:p>
      <text:p text:style-name="P18"/>
      <text:list text:style-name="L5">
        <text:list-item>
          <text:p text:style-name="P26">Pesquisa de embasamento teórico envolvendo o modelo de desenvolvimento e implementação atual de emuladores, visando compreender sua forma de funcionamento e identificar as atividades padrão.</text:p>
        </text:list-item>
        <text:list-item>
          <text:p text:style-name="P26">Realização de estudo, buscando alistar as principais dificuldades e problemas existentes no modelo tradicional de desenvolvimento de emuladores. Neste estudo, se buscará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metodologia de implementação que possa unificar as atividades padrão através do uso de ferramentas auxiliares e bibliotecas, fazendo com que o código desenvolvido pelo programador seja modular, de modo que ele possa reaproveitar seu código e o de outros.</text:p>
        </text:list-item>
        <text:list-item>
          <text:p text:style-name="P26">Definição das ferramentas a serem implementadas, bem como as suas funções dentro da metodologia desenvolvida, assim como uma API que permita que o programador tenha acesso a operações padrão (como o uso de um debugger) e a uma interface gráfica.</text:p>
        </text:list-item>
        <text:list-item>
          <text:p text:style-name="P26">Implementação da biblioteca e das ferramentas desenvolvidas na fase anterior, de forma portável, fazendo uso das ferramentas GNU<text:note text:id="ftn11" text:note-class="footnote"><text:note-citation>12</text:note-citation><text:note-body><text:p text:style-name="Footnote">Ferramentas livres para desenvolvimento (bibliotecas, utilidades e compiladores), originalmente desenvolvidas para o sistema operacional GNU Hurd, mas portadas para uma grande variedade de plataformas e sistemas operacionais. O nome GNU origina-se, em inglês, do acrônimo recursivo <text:span text:style-name="T7">GNU's Not Unix</text:span> (GNU Não é Unix).</text:p></text:note-body></text:note>.</text:p>
        </text:list-item>
        <text:list-item>
          <text:p text:style-name="P26">Desenvolvimento e implementação de um emulador da plataforma Atari 2600<text:note text:id="ftn12" text:note-class="footnote"><text:note-citation>13</text:note-citation><text:note-body><text:p text:style-name="Footnote">Plataforma de jogos desenvolvida pela Atari Inc. em 1977, contendo um microprocessador MOS Technology 6507, 64 kilobytes de memória RAM, e um chip controlador de vídeo e som chamado Television Interface Adapter (TIA).</text:p></text:note-body></text:note>, fazendo uso da biblioteca e das ferramentas desenvolvidas, podendo assim fazer uma análise da viabilidade do software, bem como dos problemas encontrados.</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de forma que a documentação formal será desenvolvida de forma concomitante com as fases apresentadas.</text:p>
      <text:h text:style-name="P17"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29" text:outline-level="6"/>
          </table:table-cell>
          <table:table-cell table:style-name="Table1.A1" table:number-columns-spanned="10" office:value-type="string">
            <text:h text:style-name="P29"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29"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29" text:outline-level="6">Etapas</text:h>
          </table:table-cell>
          <table:table-cell table:style-name="Table1.B2" table:number-columns-spanned="10" office:value-type="string">
            <text:h text:style-name="P29"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29"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0"/>
          </table:table-cell>
          <table:table-cell table:style-name="Table1.A3" table:number-columns-spanned="2" office:value-type="string">
            <text:p text:style-name="P31">ago</text:p>
          </table:table-cell>
          <table:covered-table-cell/>
          <table:table-cell table:style-name="Table1.A3" table:number-columns-spanned="2" office:value-type="string">
            <text:p text:style-name="P31">set</text:p>
          </table:table-cell>
          <table:covered-table-cell/>
          <table:table-cell table:style-name="Table1.A3" table:number-columns-spanned="2" office:value-type="string">
            <text:p text:style-name="P31">out</text:p>
          </table:table-cell>
          <table:covered-table-cell/>
          <table:table-cell table:style-name="Table1.A3" table:number-columns-spanned="2" office:value-type="string">
            <text:p text:style-name="P31">nov</text:p>
          </table:table-cell>
          <table:covered-table-cell/>
          <table:table-cell table:style-name="Table1.A3" table:number-columns-spanned="2" office:value-type="string">
            <text:p text:style-name="P32">dez</text:p>
          </table:table-cell>
          <table:covered-table-cell/>
          <table:table-cell table:style-name="Table1.A3" table:number-columns-spanned="2" office:value-type="string">
            <text:p text:style-name="P32">fev</text:p>
          </table:table-cell>
          <table:covered-table-cell/>
          <table:table-cell table:style-name="Table1.A3" table:number-columns-spanned="2" office:value-type="string">
            <text:p text:style-name="P32">mar</text:p>
          </table:table-cell>
          <table:covered-table-cell/>
          <table:table-cell table:style-name="Table1.A3" table:number-columns-spanned="2" office:value-type="string">
            <text:p text:style-name="P32">abr</text:p>
          </table:table-cell>
          <table:covered-table-cell/>
          <table:table-cell table:style-name="Table1.A3" table:number-columns-spanned="2" office:value-type="string">
            <text:p text:style-name="P32">mai</text:p>
          </table:table-cell>
          <table:covered-table-cell/>
          <table:table-cell table:style-name="Table1.T3" table:number-columns-spanned="2" office:value-type="string">
            <text:p text:style-name="P32">jun</text:p>
          </table:table-cell>
          <table:covered-table-cell/>
        </table:table-row>
        <table:table-row>
          <table:table-cell table:style-name="Table1.A3" office:value-type="string">
            <text:p text:style-name="P33">I</text:p>
          </table:table-cell>
          <table:table-cell table:style-name="Table1.B4" office:value-type="string">
            <text:p text:style-name="P34"/>
          </table:table-cell>
          <table:table-cell table:style-name="Table1.C4" office:value-type="string">
            <text:p text:style-name="P34"/>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U9" office:value-type="string">
            <text:p text:style-name="P31"/>
          </table:table-cell>
        </table:table-row>
        <table:table-row>
          <table:table-cell table:style-name="Table1.A3" office:value-type="string">
            <text:p text:style-name="P33">V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U9" office:value-type="string">
            <text:p text:style-name="P31"/>
          </table:table-cell>
        </table:table-row>
      </table:table>
      <text:h text:style-name="P35" text:outline-level="1"/>
      <text:h text:style-name="P36" text:outline-level="1">Bibliografia</text:h>
      <text:p text:style-name="P11"/>
      <text:p text:style-name="P7">BURDETT, Arnold; BURHARDT Diana; CUSHION John; CUMMING Aline; HUNTER Alan; HURVID Frank; NG, Thomas; SOUTHALL, John; JACKSON, Brian; JAWORSKI John; ROGERS, Graham. <text:span text:style-name="T10">The British Computer Society – A Glossary of Computing Terms</text:span><text:span text:style-name="T11">, 1998, p. 30-31.</text:span></text:p>
      <text:p text:style-name="P37"/>
      <text:p text:style-name="P7"><text:span text:style-name="T11">LINDHOLM, Tim; YELLIN, Frank. </text:span><text:span text:style-name="T10">The Java</text:span><text:span text:style-name="T12">™ Virtual Machine Specification.</text:span><text:span text:style-name="T13"> 2</text:span><text:span text:style-name="T13">ª. ed</text:span><text:span text:style-name="T13">. Boston: </text:span>Addison-Wesley Professional, 1999, 473p.</text:p>
      <text:p text:style-name="P37"/>
      <text:p text:style-name="P37">BAUER, Christian. <text:span text:style-name="T10">The Official Basilisk II Home Page</text:span><text:span text:style-name="T11">. Disponível em &lt;http://basilisk.cebix.net/&gt;. Acesso em: 15 ago. 2006.</text:span></text:p>
      <text:p text:style-name="P37"/>
      <text:p text:style-name="P37">BELLARD, Fabrice. <text:span text:style-name="T10">QEMU – Open Source Processor Emulator</text:span><text:span text:style-name="T11">. Disponível em &lt;http://fabrice.bellard.free.fr/qemu/about.html&gt;. Acesso em: 15 ago. 2006.</text:span></text:p>
      <text:p text:style-name="P37"/>
      <text:p text:style-name="P37">VMWARE Inc. <text:span text:style-name="T10">Virtualization Overview:</text:span> VMWare Whitepaper. Disponível em &lt;http://www.vmware.com/pdf/virtualization.pdf&gt;. Acesso em: 15 ago. 2006.</text:p>
      <text:p text:style-name="P37"/>
      <text:p text:style-name="P7"><text:span text:style-name="T11">BARRIO, Victor Moya del. </text:span><text:span text:style-name="T10">Study of the Techniques for Emulation Programming</text:span><text:span text:style-name="T11">. Barcelona: </text:span>Facultat d'Informàtica de Barcelona<text:span text:style-name="T11">, 2001. </text:span><text:span text:style-name="T11">Dissertação de graduação.</text:span><text:span text:style-name="T11"> Disponível em &lt;http://personals.ac.upc.edu/vmoya/docs/emuprog.pdf&gt;. <text:s/>Acesso em: 15 ago. 2006.</text:span></text:p>
      <text:p text:style-name="P37"/>
      <text:p text:style-name="P37">FAYZULLIN, Marat. <text:span text:style-name="T10">How to Write a Computer Emulator.</text:span> Disponível em &lt;http://fms.komkon.org/EMUL8/HOWTO.html&gt;. Acesso em: 15 ago. 2006.</text:p>
      <text:p text:style-name="P37"/>
      <text:p text:style-name="P37">BORIS, Daniel. <text:span text:style-name="T10">“How Do I Write an Emulator</text:span>?” - Part 1. 1999. Disponível em &lt;http://personals.ac.upc.edu/vmoya/docs/HowToDanBoris.txt&gt;. Acesso em: 15 ago. 2006.</text:p>
      <text:p text:style-name="P37"/>
      <text:p text:style-name="P37">BRISLEY, Kevin. <text:span text:style-name="T10">Emulating Games</text:span> – Getting Started. Disponível em &lt;http://personals.ac.upc.edu/vmoya/docs/eggs001a1.txt&gt;. Acesso em: 15 ago. 2006.</text:p>
      <text:p text:style-name="P37"/>
      <text:p text:style-name="P37">ADCOCK, Michael. <text:span text:style-name="T10">The Arcade Emulation HowTo.</text:span> Disponível em &lt;http://personals.ac.upc.edu/vmoya/docs/aehowto.zip&gt;. Acesso em: 15 ago. 2006.</text:p>
      <text:p text:style-name="P37"/>
      <text:p text:style-name="P37">NABEREZNY, Mike. <text:span text:style-name="T10">6502.org – The 6502 Microprocessor Resource.</text:span> Disponível em &lt;http://www.6502.org/&gt;. Acesso em: 15 ago. 2006.</text:p>
      <text:p text:style-name="P37"/>
      <text:p text:style-name="P37"><text:span text:style-name="T11">WRIGHT, Steve. </text:span><text:span text:style-name="T10">Stella Programmer's Guide.</text:span><text:span text:style-name="T11"> 1979. Disponível em &lt;http://www.atarihq.com/danb/files/stella.pdf&gt;. Acesso em: 15 ago.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x="10.426cm" svg:y="-0.005cm" fo:min-width="0.041cm" draw:z-index="12"><draw:text-box fo:min-height="0.37cm"><text:p text:style-name="Header"><text:span text:style-name="Page_20_Number"><text:page-number text:select-page="current">2</text:page-number></text:span></text:p></draw:text-box></draw:frame></text:p>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8-15T22:17:27</dc:date>
    <meta:print-date>2001-08-21T04:59:00</meta:print-date>
    <dc:language>pt-BR</dc:language>
    <meta:editing-cycles>76</meta:editing-cycles>
    <meta:editing-duration>PT7H39M8S</meta:editing-duration>
    <meta:user-defined meta:name="Info 1"/>
    <meta:user-defined meta:name="Info 2"/>
    <meta:user-defined meta:name="Info 3"/>
    <meta:user-defined meta:name="Info 4"/>
    <meta:document-statistic meta:table-count="1" meta:image-count="0" meta:object-count="0" meta:page-count="14" meta:paragraph-count="126" meta:word-count="2341" meta:character-count="16391"/>
  </office:meta>
</office:document-meta>
</file>